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a2db0" officeooo:paragraph-rsid="000a2db0"/>
    </style:style>
    <style:style style:name="P2" style:family="paragraph" style:parent-style-name="Text_20_body">
      <style:paragraph-properties fo:text-align="start" style:justify-single-word="false"/>
      <style:text-properties fo:font-size="18pt" officeooo:rsid="000a2db0" officeooo:paragraph-rsid="000a2db0"/>
    </style:style>
    <style:style style:name="P3" style:family="paragraph" style:parent-style-name="Standard">
      <style:paragraph-properties fo:text-align="start" style:justify-single-word="false"/>
      <style:text-properties fo:font-size="22pt" officeooo:rsid="000a2db0" officeooo:paragraph-rsid="000a2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M</text:p>
      <text:p text:style-name="P1"/>
      <text:p text:style-name="P2">En esta unidad, trabajé con Grafos Dirigidos como un modelo para resolver problemas reales. Analicé cuándo resulta conveniente usar este modelo considerando el rendimiento y el consumo de recursos. Los ejercicios prácticos me permitieron explorar cómo resolver problemas como la búsqueda de caminos mínimos o la identificación del centro de un grafo. Además, comparé diferentes alternativas para su implementación, evaluando la mejor opción según cada situación. Esta experiencia me ayudó a entender mejor cómo aplicar estos conceptos de forma efectiva en la resolución de problemas complejos.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2.1$Linux_X86_64 LibreOffice_project/480$Build-1</meta:generator>
    <dc:date>2024-11-27T00:17:17.332156174</dc:date>
    <meta:editing-duration>PT33S</meta:editing-duration>
    <meta:editing-cycles>2</meta:editing-cycles>
    <meta:document-statistic meta:table-count="0" meta:image-count="0" meta:object-count="0" meta:page-count="1" meta:paragraph-count="2" meta:word-count="87" meta:character-count="596" meta:non-whitespace-character-count="511"/>
  </office:meta>
</office:document-meta>
</file>